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mples off</text:p>
          </table:table-cell>
          <table:table-cell office:value-type="string">
            <text:p>Offset i ns</text:p>
          </table:table-cell>
          <table:table-cell office:value-type="string">
            <text:p>Tid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ooc:=10*[.D5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table:formula="oooc:=10*[.D6]" office:value-type="float" office:value="-10">
            <text:p>-10</text:p>
          </table:table-cell>
          <table:table-cell table:formula="oooc:=[.F5]+1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ooc:=10*[.D7]" office:value-type="float" office:value="10">
            <text:p>10</text:p>
          </table:table-cell>
          <table:table-cell table:formula="oooc:=[.F6]+1"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-22">
            <text:p>-22</text:p>
          </table:table-cell>
          <table:table-cell table:formula="oooc:=10*[.D8]" office:value-type="float" office:value="-220">
            <text:p>-220</text:p>
          </table:table-cell>
          <table:table-cell table:formula="oooc:=[.F7]+1"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float" office:value="-71">
            <text:p>-71</text:p>
          </table:table-cell>
          <table:table-cell table:formula="oooc:=10*[.D9]" office:value-type="float" office:value="-710">
            <text:p>-710</text:p>
          </table:table-cell>
          <table:table-cell table:formula="oooc:=[.F8]+1"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float" office:value="-89">
            <text:p>-89</text:p>
          </table:table-cell>
          <table:table-cell table:formula="oooc:=10*[.D10]" office:value-type="float" office:value="-890">
            <text:p>-890</text:p>
          </table:table-cell>
          <table:table-cell table:formula="oooc:=[.F9]+1"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float" office:value="-115">
            <text:p>-115</text:p>
          </table:table-cell>
          <table:table-cell table:formula="oooc:=10*[.D11]" office:value-type="float" office:value="-1150">
            <text:p>-1150</text:p>
          </table:table-cell>
          <table:table-cell table:formula="oooc:=[.F10]+1"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float" office:value="-130">
            <text:p>-130</text:p>
          </table:table-cell>
          <table:table-cell table:formula="oooc:=10*[.D12]" office:value-type="float" office:value="-1300">
            <text:p>-1300</text:p>
          </table:table-cell>
          <table:table-cell table:formula="oooc:=[.F11]+1"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float" office:value="-153">
            <text:p>-153</text:p>
          </table:table-cell>
          <table:table-cell table:formula="oooc:=10*[.D13]" office:value-type="float" office:value="-1530">
            <text:p>-1530</text:p>
          </table:table-cell>
          <table:table-cell table:formula="oooc:=[.F12]+1"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float" office:value="-154">
            <text:p>-154</text:p>
          </table:table-cell>
          <table:table-cell table:formula="oooc:=10*[.D14]" office:value-type="float" office:value="-1540">
            <text:p>-1540</text:p>
          </table:table-cell>
          <table:table-cell table:formula="oooc:=[.F13]+1"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float" office:value="-157">
            <text:p>-157</text:p>
          </table:table-cell>
          <table:table-cell table:formula="oooc:=10*[.D15]" office:value-type="float" office:value="-1570">
            <text:p>-1570</text:p>
          </table:table-cell>
          <table:table-cell table:formula="oooc:=[.F14]+1"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float" office:value="-155">
            <text:p>-155</text:p>
          </table:table-cell>
          <table:table-cell table:formula="oooc:=10*[.D16]" office:value-type="float" office:value="-1550">
            <text:p>-1550</text:p>
          </table:table-cell>
          <table:table-cell table:formula="oooc:=[.F15]+1"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float" office:value="-148">
            <text:p>-148</text:p>
          </table:table-cell>
          <table:table-cell table:formula="oooc:=10*[.D17]" office:value-type="float" office:value="-1480">
            <text:p>-1480</text:p>
          </table:table-cell>
          <table:table-cell table:formula="oooc:=[.F16]+1" office:value-type="float" office:value="12">
            <text:p>12</text:p>
          </table:table-cell>
        </table:table-row>
        <table:table-row table:style-name="ro1">
          <table:table-cell>
            <draw:frame table:end-cell-address="Sheet1.K42" table:end-x="2.008cm" table:end-y="0.028cm" draw:z-index="0" svg:width="23.612cm" svg:height="10.626cm" svg:x="0.976cm" svg:y="0.24cm">
              <draw:object draw:notify-on-update-of-ranges="Sheet1.E5:Sheet1.E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office:value-type="float" office:value="-143">
            <text:p>-143</text:p>
          </table:table-cell>
          <table:table-cell table:formula="oooc:=10*[.D18]" office:value-type="float" office:value="-1430">
            <text:p>-1430</text:p>
          </table:table-cell>
          <table:table-cell table:formula="oooc:=[.F17]+1"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float" office:value="-131">
            <text:p>-131</text:p>
          </table:table-cell>
          <table:table-cell table:formula="oooc:=10*[.D19]" office:value-type="float" office:value="-1310">
            <text:p>-1310</text:p>
          </table:table-cell>
          <table:table-cell table:formula="oooc:=[.F18]+1"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float" office:value="-118">
            <text:p>-118</text:p>
          </table:table-cell>
          <table:table-cell table:formula="oooc:=10*[.D20]" office:value-type="float" office:value="-1180">
            <text:p>-1180</text:p>
          </table:table-cell>
          <table:table-cell table:formula="oooc:=[.F19]+1"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float" office:value="-105">
            <text:p>-105</text:p>
          </table:table-cell>
          <table:table-cell table:formula="oooc:=10*[.D21]" office:value-type="float" office:value="-1050">
            <text:p>-1050</text:p>
          </table:table-cell>
          <table:table-cell table:formula="oooc:=[.F20]+1"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float" office:value="-93">
            <text:p>-93</text:p>
          </table:table-cell>
          <table:table-cell table:formula="oooc:=10*[.D22]" office:value-type="float" office:value="-930">
            <text:p>-930</text:p>
          </table:table-cell>
          <table:table-cell table:formula="oooc:=[.F21]+1"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float" office:value="-83">
            <text:p>-83</text:p>
          </table:table-cell>
          <table:table-cell table:formula="oooc:=10*[.D23]" office:value-type="float" office:value="-830">
            <text:p>-830</text:p>
          </table:table-cell>
          <table:table-cell table:formula="oooc:=[.F22]+1"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float" office:value="-71">
            <text:p>-71</text:p>
          </table:table-cell>
          <table:table-cell table:formula="oooc:=10*[.D24]" office:value-type="float" office:value="-710">
            <text:p>-710</text:p>
          </table:table-cell>
          <table:table-cell table:formula="oooc:=[.F23]+1" office:value-type="float" office:value="19">
            <text:p>19</text:p>
          </table:table-cell>
        </table:table-row>
        <table:table-row table:style-name="ro1">
          <table:table-cell table:number-columns-repeated="3"/>
          <table:table-cell office:value-type="float" office:value="-65">
            <text:p>-65</text:p>
          </table:table-cell>
          <table:table-cell table:formula="oooc:=10*[.D25]" office:value-type="float" office:value="-650">
            <text:p>-650</text:p>
          </table:table-cell>
          <table:table-cell table:formula="oooc:=[.F24]+1"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float" office:value="-60">
            <text:p>-60</text:p>
          </table:table-cell>
          <table:table-cell table:formula="oooc:=10*[.D26]" office:value-type="float" office:value="-600">
            <text:p>-600</text:p>
          </table:table-cell>
          <table:table-cell table:formula="oooc:=[.F25]+1"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float" office:value="-50">
            <text:p>-50</text:p>
          </table:table-cell>
          <table:table-cell table:formula="oooc:=10*[.D27]" office:value-type="float" office:value="-500">
            <text:p>-500</text:p>
          </table:table-cell>
          <table:table-cell table:formula="oooc:=[.F26]+1" office:value-type="float" office:value="22">
            <text:p>22</text:p>
          </table:table-cell>
        </table:table-row>
        <table:table-row table:style-name="ro1">
          <table:table-cell table:number-columns-repeated="3"/>
          <table:table-cell office:value-type="float" office:value="-40">
            <text:p>-40</text:p>
          </table:table-cell>
          <table:table-cell table:formula="oooc:=10*[.D28]" office:value-type="float" office:value="-400">
            <text:p>-400</text:p>
          </table:table-cell>
          <table:table-cell table:formula="oooc:=[.F27]+1"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float" office:value="-28">
            <text:p>-28</text:p>
          </table:table-cell>
          <table:table-cell table:formula="oooc:=10*[.D29]" office:value-type="float" office:value="-280">
            <text:p>-280</text:p>
          </table:table-cell>
          <table:table-cell table:formula="oooc:=[.F28]+1"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float" office:value="-21">
            <text:p>-21</text:p>
          </table:table-cell>
          <table:table-cell table:formula="oooc:=10*[.D30]" office:value-type="float" office:value="-210">
            <text:p>-210</text:p>
          </table:table-cell>
          <table:table-cell table:formula="oooc:=[.F29]+1"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-15">
            <text:p>-15</text:p>
          </table:table-cell>
          <table:table-cell table:formula="oooc:=10*[.D31]" office:value-type="float" office:value="-150">
            <text:p>-150</text:p>
          </table:table-cell>
          <table:table-cell table:formula="oooc:=[.F30]+1" office:value-type="float" office:value="26">
            <text:p>26</text:p>
          </table:table-cell>
        </table:table-row>
        <table:table-row table:style-name="ro1">
          <table:table-cell table:number-columns-repeated="3"/>
          <table:table-cell office:value-type="float" office:value="-10">
            <text:p>-10</text:p>
          </table:table-cell>
          <table:table-cell table:formula="oooc:=10*[.D32]" office:value-type="float" office:value="-100">
            <text:p>-100</text:p>
          </table:table-cell>
          <table:table-cell table:formula="oooc:=[.F31]+1" office:value-type="float" office:value="27">
            <text:p>27</text:p>
          </table:table-cell>
        </table:table-row>
        <table:table-row table:style-name="ro1">
          <table:table-cell table:number-columns-repeated="3"/>
          <table:table-cell office:value-type="float" office:value="-6">
            <text:p>-6</text:p>
          </table:table-cell>
          <table:table-cell table:formula="oooc:=10*[.D33]" office:value-type="float" office:value="-60">
            <text:p>-60</text:p>
          </table:table-cell>
          <table:table-cell table:formula="oooc:=[.F32]+1"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table:formula="oooc:=10*[.D34]" office:value-type="float" office:value="-10">
            <text:p>-10</text:p>
          </table:table-cell>
          <table:table-cell table:formula="oooc:=[.F33]+1" office:value-type="float" office:value="29">
            <text:p>29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ooc:=10*[.D35]" office:value-type="float" office:value="70">
            <text:p>70</text:p>
          </table:table-cell>
          <table:table-cell table:formula="oooc:=[.F34]+1"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ooc:=10*[.D36]" office:value-type="float" office:value="160">
            <text:p>160</text:p>
          </table:table-cell>
          <table:table-cell table:formula="oooc:=[.F35]+1" office:value-type="float" office:value="31">
            <text:p>31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ooc:=10*[.D37]" office:value-type="float" office:value="330">
            <text:p>330</text:p>
          </table:table-cell>
          <table:table-cell table:formula="oooc:=[.F36]+1" office:value-type="float" office:value="32">
            <text:p>32</text:p>
          </table:table-cell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table:formula="oooc:=10*[.D38]" office:value-type="float" office:value="510">
            <text:p>510</text:p>
          </table:table-cell>
          <table:table-cell table:formula="oooc:=[.F37]+1" office:value-type="float" office:value="33">
            <text:p>33</text:p>
          </table:table-cell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formula="oooc:=10*[.D39]" office:value-type="float" office:value="680">
            <text:p>680</text:p>
          </table:table-cell>
          <table:table-cell table:formula="oooc:=[.F38]+1" office:value-type="float" office:value="34">
            <text:p>34</text:p>
          </table:table-cell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table:formula="oooc:=10*[.D40]" office:value-type="float" office:value="880">
            <text:p>880</text:p>
          </table:table-cell>
          <table:table-cell table:formula="oooc:=[.F39]+1" office:value-type="float" office:value="35">
            <text:p>35</text:p>
          </table:table-cell>
        </table:table-row>
        <table:table-row table:style-name="ro1">
          <table:table-cell table:number-columns-repeated="3"/>
          <table:table-cell office:value-type="float" office:value="106">
            <text:p>106</text:p>
          </table:table-cell>
          <table:table-cell table:formula="oooc:=10*[.D41]" office:value-type="float" office:value="1060">
            <text:p>1060</text:p>
          </table:table-cell>
          <table:table-cell table:formula="oooc:=[.F40]+1" office:value-type="float" office:value="36">
            <text:p>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8">28-08-2007</text:date>, <text:time>12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8T12:08:51</meta:creation-date>
    <dc:date>2007-08-28T12:19:09</dc:date>
    <dc:language>da-DK</dc:language>
    <meta:editing-cycles>2</meta:editing-cycles>
    <meta:editing-duration>PT10M20S</meta:editing-duration>
    <meta:user-defined meta:name="Info 1"/>
    <meta:user-defined meta:name="Info 2"/>
    <meta:user-defined meta:name="Info 3"/>
    <meta:user-defined meta:name="Info 4"/>
    <meta:document-statistic meta:table-count="3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7000007629395pt" style:font-family-asian="'Arial Unicode MS'" style:font-pitch-asian="variable" style:font-size-asian="19.7000007629395pt" style:font-family-complex="Tahoma" style:font-pitch-complex="variable" style:font-size-complex="19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pitch-asian="variable" style:font-size-asian="10.6000003814697pt" style:font-family-complex="Tahoma" style:font-pitch-complex="variable" style:font-size-complex="10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pitch-asian="variable" style:font-size-asian="10.6000003814697pt" style:font-family-complex="Tahoma" style:font-pitch-complex="variable" style:font-size-complex="10.6000003814697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3.613cm" svg:height="10.627cm" chart:class="chart:line" chart:style-name="ch1">
        <chart:title svg:x="10.876cm" svg:y="0.212cm" chart:style-name="ch2">
          <text:p>Offset</text:p>
        </chart:title>
        <chart:legend chart:legend-position="end" svg:x="21.091cm" svg:y="5.029cm" chart:style-name="ch3"/>
        <chart:plot-area chart:style-name="ch4" table:cell-range-address="Sheet1.$E$5:.$E$41" chart:table-number-list="0" svg:x="0.472cm" svg:y="1.406cm" svg:width="19.676cm" svg:height="9.009cm">
          <chart:axis chart:dimension="x" chart:name="primary-x" chart:style-name="ch5">
            <chart:categories table:cell-range-address="local-table.A2:.A38"/>
            <chart:grid chart:class="major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-1300">
                <text:p>-130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-930">
                <text:p>-930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-830">
                <text:p>-830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060">
                <text:p>106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